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estTable" style:family="table">
      <style:table-properties style:width="17cm" table:align="margins"/>
    </style:style>
    <style:style style:name="TestTable.A" style:family="table-column">
      <style:table-column-properties style:column-width="3.401cm" style:rel-column-width="13107*"/>
    </style:style>
    <style:style style:name="TestTable.A1" style:family="table-cell" style:data-style-name="N100">
      <style:table-cell-properties style:vertical-align="" fo:background-color="#666600" fo:padding="0cm" fo:border-left="none" fo:border-right="1pt solid #666600" fo:border-top="none" fo:border-bottom="none" style:writing-mode="page">
        <style:background-image/>
      </style:table-cell-properties>
    </style:style>
    <style:style style:name="TestTable.B1" style:family="table-cell" style:data-style-name="N100">
      <style:table-cell-properties style:vertical-align="" fo:background-color="#666600" fo:padding="0cm" fo:border="none" style:writing-mode="page">
        <style:background-image/>
      </style:table-cell-properties>
    </style:style>
    <style:style style:name="TestTable.A2" style:family="table-cell" style:data-style-name="N100">
      <style:table-cell-properties style:vertical-align="" fo:background-color="#ffff99" fo:padding="0cm" fo:border-left="none" fo:border-right="1pt solid #666600" fo:border-top="none" fo:border-bottom="none" style:writing-mode="page">
        <style:background-image/>
      </style:table-cell-properties>
    </style:style>
    <style:style style:name="TestTable.B2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C2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D2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E2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A3" style:family="table-cell" style:data-style-name="N100">
      <style:table-cell-properties style:vertical-align="" fo:background-color="#e6e64c" fo:padding="0cm" fo:border-left="none" fo:border-right="1pt solid #666600" fo:border-top="none" fo:border-bottom="none" style:writing-mode="page">
        <style:background-image/>
      </style:table-cell-properties>
    </style:style>
    <style:style style:name="TestTable.B3" style:family="table-cell">
      <style:table-cell-properties style:vertical-align="" fo:background-color="#e6e64c" fo:padding="0cm" fo:border="none" style:writing-mode="page">
        <style:background-image/>
      </style:table-cell-properties>
    </style:style>
    <style:style style:name="TestTable.C3" style:family="table-cell">
      <style:table-cell-properties style:vertical-align="" fo:background-color="#e6e64c" fo:padding="0cm" fo:border="none" style:writing-mode="page">
        <style:background-image/>
      </style:table-cell-properties>
    </style:style>
    <style:style style:name="TestTable.D3" style:family="table-cell">
      <style:table-cell-properties style:vertical-align="" fo:background-color="#e6e64c" fo:padding="0cm" fo:border="none" style:writing-mode="page">
        <style:background-image/>
      </style:table-cell-properties>
    </style:style>
    <style:style style:name="TestTable.E3" style:family="table-cell">
      <style:table-cell-properties style:vertical-align="" fo:background-color="#e6e64c" fo:padding="0cm" fo:border="none" style:writing-mode="page">
        <style:background-image/>
      </style:table-cell-properties>
    </style:style>
    <style:style style:name="TestTable.B4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C4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D4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E4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B5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C5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D5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E5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B6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C6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D6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E6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B7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C7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D7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E7" style:family="table-cell">
      <style:table-cell-properties style:vertical-align="" fo:background-color="#ffff99" fo:padding="0cm" fo:border="none" style:writing-mode="page">
        <style:background-image/>
      </style:table-cell-properties>
    </style:style>
    <style:style style:name="TestTable.A8" style:family="table-cell" style:data-style-name="N100">
      <style:table-cell-properties style:vertical-align="" fo:background-color="#b3b300" fo:padding="0cm" fo:border-left="none" fo:border-right="1pt solid #666600" fo:border-top="1pt solid #666600" fo:border-bottom="none" style:writing-mode="page">
        <style:background-image/>
      </style:table-cell-properties>
    </style:style>
    <style:style style:name="TestTable.B8" style:family="table-cell">
      <style:table-cell-properties style:vertical-align="" fo:background-color="#b3b300" fo:padding="0cm" fo:border-left="none" fo:border-right="none" fo:border-top="1pt solid #666600" fo:border-bottom="none" style:writing-mode="page">
        <style:background-image/>
      </style:table-cell-properties>
    </style:style>
    <style:style style:name="TestTable.C8" style:family="table-cell">
      <style:table-cell-properties style:vertical-align="" fo:background-color="#b3b300" fo:padding="0cm" fo:border-left="none" fo:border-right="none" fo:border-top="1pt solid #666600" fo:border-bottom="none" style:writing-mode="page">
        <style:background-image/>
      </style:table-cell-properties>
    </style:style>
    <style:style style:name="TestTable.D8" style:family="table-cell">
      <style:table-cell-properties style:vertical-align="" fo:background-color="#b3b300" fo:padding="0cm" fo:border-left="none" fo:border-right="none" fo:border-top="1pt solid #666600" fo:border-bottom="none" style:writing-mode="page">
        <style:background-image/>
      </style:table-cell-properties>
    </style:style>
    <style:style style:name="TestTable.E8" style:family="table-cell">
      <style:table-cell-properties style:vertical-align="" fo:background-color="#b3b300" fo:padding="0cm" fo:border-left="none" fo:border-right="none" fo:border-top="1pt solid #666600" fo:border-bottom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39113" officeooo:paragraph-rsid="000391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039113" officeooo:paragraph-rsid="000391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officeooo:rsid="00039113" officeooo:paragraph-rsid="0003911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officeooo:rsid="00039113" officeooo:paragraph-rsid="000391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53613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Table" table:style-name="TestTable">
        <table:table-column table:style-name="TestTable.A" table:number-columns-repeated="5"/>
        <table:table-header-rows>
          <table:table-row>
            <table:table-cell table:style-name="TestTable.A1" office:value-type="float" office:value="0">
              <text:p text:style-name="P4">Header1</text:p>
            </table:table-cell>
            <table:table-cell table:style-name="TestTable.B1" office:value-type="float" office:value="0" table:number-columns-repeated="3">
              <text:p text:style-name="P4">a2 - 3 times</text:p>
            </table:table-cell>
            <table:table-cell table:style-name="TestTable.B1" office:value-type="float" office:value="0">
              <text:p text:style-name="P4">a5</text:p>
            </table:table-cell>
          </table:table-row>
        </table:table-header-rows>
        <table:table-rows>
          <table:table-row>
            <table:table-cell table:style-name="TestTable.A2" office:value-type="float" office:value="0">
              <text:p text:style-name="P1">b1</text:p>
            </table:table-cell>
            <table:table-cell table:style-name="TestTable.B2" office:value-type="string">
              <text:p text:style-name="P2">b2</text:p>
            </table:table-cell>
            <table:table-cell table:style-name="TestTable.C2" office:value-type="string" table:number-columns-repeated="3">
              <text:p text:style-name="P2">b3 - 3 times</text:p>
            </table:table-cell>
          </table:table-row>
        </table:table-rows>
        <table:table-row table:number-rows-repeated="3">
          <table:table-cell table:style-name="TestTable.A3" office:value-type="float" office:value="0">
            <text:p text:style-name="P1">c1</text:p>
          </table:table-cell>
          <table:table-cell table:style-name="TestTable.B3" office:value-type="string">
            <text:p text:style-name="P2">c2</text:p>
          </table:table-cell>
          <table:table-cell table:style-name="TestTable.C3" office:value-type="string">
            <text:p text:style-name="P2">c3</text:p>
          </table:table-cell>
          <table:table-cell table:style-name="TestTable.D3" office:value-type="string">
            <text:p text:style-name="P2">c4</text:p>
          </table:table-cell>
          <table:table-cell table:style-name="TestTable.E3" office:value-type="string">
            <text:p text:style-name="P3">c5</text:p>
          </table:table-cell>
        </table:table-row>
        <table:table-row>
          <table:table-cell table:style-name="TestTable.A2" office:value-type="float" office:value="0">
            <text:p text:style-name="P1">d1</text:p>
          </table:table-cell>
          <table:table-cell table:style-name="TestTable.B7" office:value-type="string">
            <text:p text:style-name="P2">d2</text:p>
          </table:table-cell>
          <table:table-cell table:style-name="TestTable.C7" office:value-type="string">
            <text:p text:style-name="P2">d3</text:p>
          </table:table-cell>
          <table:table-cell table:style-name="TestTable.D7" office:value-type="string">
            <text:p text:style-name="P2">d4</text:p>
          </table:table-cell>
          <table:table-cell table:style-name="TestTable.E7" office:value-type="string">
            <text:p text:style-name="P3">d5</text:p>
          </table:table-cell>
        </table:table-row>
        <table:table-row>
          <table:table-cell table:style-name="TestTable.A8" office:value-type="float" office:value="0">
            <text:p text:style-name="P1">Summe</text:p>
          </table:table-cell>
          <table:table-cell table:style-name="TestTable.B8" office:value-type="string">
            <text:p text:style-name="P3">s2</text:p>
          </table:table-cell>
          <table:table-cell table:style-name="TestTable.C8" office:value-type="string">
            <text:p text:style-name="P3">s3</text:p>
          </table:table-cell>
          <table:table-cell table:style-name="TestTable.D8" office:value-type="string">
            <text:p text:style-name="P3">s<text:span text:style-name="T1">4</text:span>
						</text:p>
          </table:table-cell>
          <table:table-cell table:style-name="TestTable.E8" office:value-type="string">
            <text:p text:style-name="P3">s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4:06:57.94</meta:creation-date>
    <dc:date>2012-12-17T14:59:30.27</dc:date>
    <meta:editing-duration>PT37S</meta:editing-duration>
    <meta:editing-cycles>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5" meta:word-count="25" meta:character-count="58" meta:non-whitespace-character-count="58"/>
  </office:meta>
</office:document-meta>
</file>